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3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4" style:family="paragraph" style:parent-style-name="Standard">
      <style:text-properties officeooo:rsid="000f3080" officeooo:paragraph-rsid="000f3080"/>
    </style:style>
    <style:style style:name="P15" style:family="paragraph" style:parent-style-name="Heading_20_2">
      <style:text-properties officeooo:rsid="0015c58a" officeooo:paragraph-rsid="0015c58a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8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9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1" style:family="paragraph" style:parent-style-name="Standard">
      <style:text-properties officeooo:rsid="001a68ff" officeooo:paragraph-rsid="001a68ff"/>
    </style:style>
    <style:style style:name="P22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2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2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2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3707298692" text:style-name="WWNum4">
              <text:list-item>
                <text:p text:style-name="P23"><text:span text:style-name="T2">procédure physique lente d ‘édition de docments </text:span><text:line-break/></text:p>
              </text:list-item>
              <text:list-item>
                <text:p text:style-name="P23"><text:span text:style-name="T2">multiplier les formulaire d’authentification et de profiles utilisateurs</text:span><text:line-break/></text:p>
              </text:list-item>
              <text:list-item>
                <text:p text:style-name="P25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2665522160" text:style-name="WWNum1">
              <text:list-item>
                <text:p text:style-name="P26">numériser les documents</text:p>
              </text:list-item>
            </text:list>
            <text:p text:style-name="P2"/>
            <text:list xml:id="list120638293088082" text:continue-numbering="true" text:style-name="WWNum1">
              <text:list-item>
                <text:p text:style-name="P26">ajouter un SSO</text:p>
              </text:list-item>
            </text:list>
            <text:p text:style-name="P2"/>
            <text:list xml:id="list120639714976890" text:continue-numbering="true" text:style-name="WWNum1">
              <text:list-item>
                <text:p text:style-name="P26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20043726" text:style-name="WWNum7">
              <text:list-header>
                <text:p text:style-name="P29">- Temps moyen de complétion des documents</text:p>
                <text:p text:style-name="P29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3912393659" text:style-name="WWNum8">
              <text:list-item>
                <text:p text:style-name="P24">développement</text:p>
              </text:list-item>
              <text:list-item>
                <text:p text:style-name="P24">hébergement</text:p>
              </text:list-item>
              <text:list-item>
                <text:p text:style-name="P27">MTA (Maintenance Technique et Applicative</text:p>
              </text:list-item>
              <text:list-item>
                <text:p text:style-name="P24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1453648142" text:style-name="WWNum2">
              <text:list-item>
                <text:p text:style-name="P28">directs : N/A</text:p>
              </text:list-item>
              <text:list-item>
                <text:p text:style-name="P28">indirects :</text:p>
                <text:p text:style-name="P28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822996942" text:style-name="WWNum11">
        <text:list-item>
          <text:p text:style-name="P30">s’authentifier</text:p>
        </text:list-item>
        <text:list-item>
          <text:p text:style-name="P30">visualiser les menu</text:p>
        </text:list-item>
        <text:list-item>
          <text:p text:style-name="P30">éditer les documents</text:p>
          <text:list>
            <text:list-item>
              <text:p text:style-name="P30">créer une signature</text:p>
            </text:list-item>
            <text:list-item>
              <text:p text:style-name="P30">réutiliser la signature</text:p>
            </text:list-item>
          </text:list>
        </text:list-item>
        <text:list-item>
          <text:p text:style-name="P30">soliciter le support</text:p>
        </text:list-item>
        <text:list-item>
          <text:p text:style-name="P30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0">- Serveur Linux <text:span text:style-name="T5">distro version</text:span> </text:p>
            <text:p text:style-name="P10">- Hyperviseur / Gestionnaire de conteneurs : ProxMox</text:p>
            <text:p text:style-name="P10">- Vms Linux <text:span text:style-name="T5">distro version</text:span> </text:p>
            <text:p text:style-name="P10">- tiers applicatifs :</text:p>
            <text:p text:style-name="P10"><text:s text:c="2"/>+ couche UI : nginx <text:span text:style-name="T5">x.y</text:span></text:p>
            <text:p text:style-name="P10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0"><text:span text:style-name="T5"><text:s text:c="2"/></text:span><text:span text:style-name="T6">+ couche données : PostgreSQL </text:span><text:span text:style-name="T5">x.y</text:span></text:p>
            <text:p text:style-name="P20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1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1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1">(SLA) 24/7 à 99 %</text:p>
          </table:table-cell>
        </table:table-row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1">(SLA) temps de réponse &lt; 500ms</text:p>
            <text:p text:style-name="P11">allocation de RAM max. <text:s/>&lt; 8Go</text:p>
          </table:table-cell>
        </table:table-row>
        <text:soft-page-break/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1">Serveur d’api : objets Json <text:span text:style-name="T13">(REST ou JSON-RPC </text:span><text:span text:style-name="T14">=&gt; schémas openAPI / Swagger </text:span><text:span text:style-name="T13">)</text:span></text:p>
            <text:p text:style-name="P11">- tables postgresql <text:span text:style-name="T14">(MCD)</text:span></text:p>
            <text:p text:style-name="P11">- fichiers signatures (failble) stockés en local | NFS (filesystem) | CEPHFS (block, objects)</text:p>
            <text:p text:style-name="P11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1">- Authentification basique login /pwd</text:p>
            <text:p text:style-name="P11">- pas d’autre de facteur d’authentification (2FA ou nFA : Captcha, SMS, question secrètes…)</text:p>
            <text:p text:style-name="P11">- <text:span text:style-name="T15">TLS : version / tailles de clés et de certificats protocole de mise à jour des certs (letsencrypt)</text:span></text:p>
            <text:p text:style-name="P11">- (En cas de sécurisation dans le cloud ) gestion de secrets centralisé: <text:s/>Vault</text:p>
            <text:p text:style-name="P11"><text:s text:c="2"/>+ taille des clés privées ed25519 256 bits</text:p>
            <text:p text:style-name="P11"><text:s text:c="2"/>+ tailles des hashs : sha256</text:p>
            <text:p text:style-name="P12">- (En cas de sécurisation dans le cloud ) <text:span text:style-name="T16">politiques de réseaux : netpolicies</text:span></text:p>
            <text:p text:style-name="P12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3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3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3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3">xxx (indirect)</text:p>
          </table:table-cell>
        </table:table-row>
      </table:table>
      <text:p text:style-name="Standard"/>
      <text:p text:style-name="P14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1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5"><text:soft-page-break/>Vue logique</text:p>
      <text:p text:style-name="P16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1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/>
      <text:p text:style-name="P7"/>
      <text:p text:style-name="Heading_20_2"><text:soft-page-break/></text:p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0">3. approche système : entité – intéraction (diagramme de classe simplifié)</text:span></text:p>
      <text:p text:style-name="Heading_20_2"><draw:frame draw:style-name="fr1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21">1. approche algorithmique : diagramme de séquence</text:p>
      <text:p text:style-name="Standard"><draw:frame draw:style-name="fr2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7"><text:soft-page-break/>REM : on peut générer les diagrammes de séquence avec le formalisme Mermaid et draw.io </text:p>
      <text:p text:style-name="P18">2. approche automatique : diagramme d’états – transitions (vient du GRAFCET en automatique)</text:p>
      <text:p text:style-name="P19"><draw:frame draw:style-name="fr1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19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wmblzcdaowkr"/>Vue de réalisation</text:p>
      <text:p text:style-name="Heading_20_3"><text:bookmark text:name="_aipdhh2wobst"/>Diagramme de composants</text:p>
      <text:p text:style-name="Standard"/>
      <text:p text:style-name="Standard"/>
      <text:p text:style-name="Heading_20_3"><text:bookmark text:name="_wwdjg1h0jivt"/><text:soft-page-break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2:06:37.589000000</dc:date>
    <meta:editing-duration>PT2H57M47S</meta:editing-duration>
    <meta:editing-cycles>28</meta:editing-cycles>
    <meta:document-statistic meta:table-count="5" meta:image-count="5" meta:object-count="0" meta:page-count="11" meta:paragraph-count="130" meta:word-count="666" meta:character-count="4198" meta:non-whitespace-character-count="3647"/>
  </office:meta>
</office:document-meta>
</file>